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10D4A75922.png" manifest:media-type="image/png"/>
  <manifest:file-entry manifest:full-path="Pictures/100000010000078000000410465DD663.png" manifest:media-type="image/png"/>
  <manifest:file-entry manifest:full-path="Pictures/100000010000078000000410C1B09C89.png" manifest:media-type="image/png"/>
  <manifest:file-entry manifest:full-path="Pictures/10000001000007800000041035592951.png" manifest:media-type="image/png"/>
  <manifest:file-entry manifest:full-path="Pictures/100000010000078000000410C2595A12.png" manifest:media-type="image/png"/>
  <manifest:file-entry manifest:full-path="Pictures/100000010000078000000410C5E7DAF7.png" manifest:media-type="image/png"/>
  <manifest:file-entry manifest:full-path="Pictures/100000010000078000000410B1A8ADCF.png" manifest:media-type="image/png"/>
  <manifest:file-entry manifest:full-path="Pictures/100000010000078000000410424510E9.png" manifest:media-type="image/png"/>
  <manifest:file-entry manifest:full-path="Pictures/100000010000078000000410EFB39377.png" manifest:media-type="image/png"/>
  <manifest:file-entry manifest:full-path="Pictures/100000010000078000000410C58B3A00.png" manifest:media-type="image/png"/>
  <manifest:file-entry manifest:full-path="Pictures/1000000100000780000004108D68ADA7.png" manifest:media-type="image/png"/>
  <manifest:file-entry manifest:full-path="Pictures/1000000100000780000004107F19AE7C.png" manifest:media-type="image/png"/>
  <manifest:file-entry manifest:full-path="Pictures/100000010000078000000410C863A356.png" manifest:media-type="image/png"/>
  <manifest:file-entry manifest:full-path="Pictures/1000000100000780000004106F871306.png" manifest:media-type="image/png"/>
  <manifest:file-entry manifest:full-path="Pictures/1000000100000780000004106B4109EE.png" manifest:media-type="image/png"/>
  <manifest:file-entry manifest:full-path="Pictures/100000010000078000000410D029087F.png" manifest:media-type="image/png"/>
  <manifest:file-entry manifest:full-path="Pictures/100000010000078000000410D5230F8D.png" manifest:media-type="image/png"/>
  <manifest:file-entry manifest:full-path="Pictures/100000010000078000000410613B9775.png" manifest:media-type="image/png"/>
  <manifest:file-entry manifest:full-path="Pictures/1000000100000780000004107D777252.png" manifest:media-type="image/png"/>
  <manifest:file-entry manifest:full-path="Pictures/1000000100000780000004109130FBFA.png" manifest:media-type="image/png"/>
  <manifest:file-entry manifest:full-path="Pictures/1000000100000780000004103C38D615.png" manifest:media-type="image/png"/>
  <manifest:file-entry manifest:full-path="Pictures/100000010000078000000410B833692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fo:language="en" fo:country="US" officeooo:rsid="0013ed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x="0cm" svg:y="-1.09cm" svg:width="16.124cm" svg:height="8.733cm" draw:z-index="0"><draw:image xlink:href="Pictures/100000010000078000000410D4A75922.png" xlink:type="simple" xlink:show="embed" xlink:actuate="onLoad" draw:mime-type="image/png"/></draw:frame><draw:frame draw:style-name="fr1" draw:name="Изображение2" text:anchor-type="char" svg:x="0.134cm" svg:y="8.326cm" svg:width="16.203cm" svg:height="8.775cm" draw:z-index="1"><draw:image xlink:href="Pictures/10000001000007800000041035592951.png" xlink:type="simple" xlink:show="embed" xlink:actuate="onLoad" draw:mime-type="image/png"/></draw:frame><text:s text:c="36"/></text:p>
      <text:p text:style-name="Standard"/>
      <text:p text:style-name="Standard"><draw:frame draw:style-name="fr1" draw:name="Изображение3" text:anchor-type="char" svg:x="0.194cm" svg:y="0.355cm" svg:width="16.29cm" svg:height="7.447cm" draw:z-index="2"><draw:image xlink:href="Pictures/100000010000078000000410C2595A12.png" xlink:type="simple" xlink:show="embed" xlink:actuate="onLoad" draw:mime-type="image/png"/></draw:frame></text:p>
      <text:p text:style-name="Standard"><text:soft-page-break/></text:p>
      <text:p text:style-name="Standard"><draw:frame draw:style-name="fr1" draw:name="Изображение4" text:anchor-type="char" svg:x="0.721cm" svg:y="0.101cm" svg:width="15.028cm" svg:height="8.14cm" draw:z-index="3"><draw:image xlink:href="Pictures/100000010000078000000410465DD663.png" xlink:type="simple" xlink:show="embed" xlink:actuate="onLoad" draw:mime-type="image/png"/></draw:frame></text:p>
      <text:p text:style-name="Standard"><draw:frame draw:style-name="fr1" draw:name="Изображение5" text:anchor-type="char" svg:x="0.79cm" svg:y="0.284cm" svg:width="14.767cm" svg:height="7.712cm" draw:z-index="4"><draw:image xlink:href="Pictures/100000010000078000000410C58B3A00.png" xlink:type="simple" xlink:show="embed" xlink:actuate="onLoad" draw:mime-type="image/png"/></draw:frame></text:p>
      <text:p text:style-name="Standard"><draw:frame draw:style-name="fr1" draw:name="Изображение6" text:anchor-type="char" svg:x="0.85cm" svg:y="0.333cm" svg:width="14.707cm" svg:height="7.546cm" draw:z-index="5"><draw:image xlink:href="Pictures/100000010000078000000410C863A356.png" xlink:type="simple" xlink:show="embed" xlink:actuate="onLoad" draw:mime-type="image/png"/></draw:frame></text:p>
      <text:p text:style-name="Standard"><draw:frame draw:style-name="fr1" draw:name="Изображение7" text:anchor-type="char" svg:x="0.72cm" svg:y="-0.102cm" svg:width="14.042cm" svg:height="7.608cm" draw:z-index="6"><draw:image xlink:href="Pictures/100000010000078000000410B1A8ADCF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8" text:anchor-type="char" svg:x="0.921cm" svg:y="0.4cm" svg:width="13.75cm" svg:height="7.447cm" draw:z-index="7"><draw:image xlink:href="Pictures/1000000100000780000004107F19AE7C.png" xlink:type="simple" xlink:show="embed" xlink:actuate="onLoad" draw:mime-type="image/png"/></draw:frame></text:p>
      <text:p text:style-name="Standard"/>
      <text:p text:style-name="Standard"><text:s text:c="4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9" text:anchor-type="char" svg:x="1.064cm" svg:y="0.309cm" svg:width="13.286cm" svg:height="7.195cm" draw:z-index="8"><draw:image xlink:href="Pictures/1000000100000780000004106F871306.png" xlink:type="simple" xlink:show="embed" xlink:actuate="onLoad" draw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10" text:anchor-type="char" svg:x="1.185cm" svg:y="0.376cm" svg:width="13.617cm" svg:height="7.375cm" draw:z-index="9"><draw:image xlink:href="Pictures/1000000100000780000004106B4109EE.png" xlink:type="simple" xlink:show="embed" xlink:actuate="onLoad" draw:mime-type="image/png"/></draw:frame><text:soft-page-break/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11" text:anchor-type="char" svg:x="1.228cm" svg:y="0cm" svg:width="13.425cm" svg:height="6.754cm" draw:z-index="10"><draw:image xlink:href="Pictures/100000010000078000000410D029087F.png" xlink:type="simple" xlink:show="embed" xlink:actuate="onLoad" draw:mime-type="image/png"/></draw:frame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12" text:anchor-type="char" svg:x="1.081cm" svg:y="0.199cm" svg:width="13.594cm" svg:height="7.013cm" draw:z-index="11"><draw:image xlink:href="Pictures/100000010000078000000410D5230F8D.png" xlink:type="simple" xlink:show="embed" xlink:actuate="onLoad" draw:mime-type="image/png"/></draw:frame><text:s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1" draw:name="Изображение13" text:anchor-type="char" svg:x="0.829cm" svg:y="0.303cm" svg:width="13.356cm" svg:height="7.234cm" draw:z-index="12"><draw:image xlink:href="Pictures/100000010000078000000410613B9775.png" xlink:type="simple" xlink:show="embed" xlink:actuate="onLoad" draw:mime-type="image/png"/></draw:frame><text:soft-page-break/><text:span text:style-name="T1"><text:s text:c="2"/>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1" draw:name="Изображение14" text:anchor-type="char" svg:x="0.896cm" svg:y="0.272cm" svg:width="13.227cm" svg:height="7.163cm" draw:z-index="13"><draw:image xlink:href="Pictures/100000010000078000000410EFB39377.png" xlink:type="simple" xlink:show="embed" xlink:actuate="onLoad" draw:mime-type="image/png"/></draw:frame><text:span text:style-name="T1"><text:s/>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1" draw:name="Изображение15" text:anchor-type="char" svg:x="0.998cm" svg:y="0.199cm" svg:width="13.418cm" svg:height="7.267cm" draw:z-index="14"><draw:image xlink:href="Pictures/1000000100000780000004107D777252.png" xlink:type="simple" xlink:show="embed" xlink:actuate="onLoad" draw:mime-type="image/png"/></draw:frame><text:span text:style-name="T1"/></text:p>
      <text:p text:style-name="Standard"><text:span text:style-name="T1"><text:s text:c="2"/>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1" draw:name="Изображение16" text:anchor-type="char" svg:x="1.363cm" svg:y="0.245cm" svg:width="13.169cm" svg:height="7.133cm" draw:z-index="15"><draw:image xlink:href="Pictures/100000010000078000000410C5E7DAF7.png" xlink:type="simple" xlink:show="embed" xlink:actuate="onLoad" draw:mime-type="image/png"/></draw:frame><text:soft-page-break/><text:span text:style-name="T1"/></text:p>
      <text:p text:style-name="Standard"><text:span text:style-name="T1"/></text:p>
      <text:p text:style-name="Standard"><text:span text:style-name="T1"><text:s/>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1" draw:name="Изображение17" text:anchor-type="char" svg:x="1.295cm" svg:y="0.499cm" svg:width="13.402cm" svg:height="7.258cm" draw:z-index="16"><draw:image xlink:href="Pictures/100000010000078000000410C1B09C89.png" xlink:type="simple" xlink:show="embed" xlink:actuate="onLoad" draw:mime-type="image/png"/></draw:frame><text:span text:style-name="T1"/></text:p>
      <text:p text:style-name="Standard"><text:span text:style-name="T1"><text:s text:c="2"/>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1" draw:name="Изображение18" text:anchor-type="char" svg:x="1.408cm" svg:y="0.076cm" svg:width="13.224cm" svg:height="7.161cm" draw:z-index="17"><draw:image xlink:href="Pictures/1000000100000780000004109130FBFA.png" xlink:type="simple" xlink:show="embed" xlink:actuate="onLoad" draw:mime-type="image/png"/></draw:frame><text:span text:style-name="T1"/></text:p>
      <text:p text:style-name="Standard"><text:span text:style-name="T1"/></text:p>
      <text:p text:style-name="Standard"><text:span text:style-name="T1"><text:s/>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1" draw:name="Изображение19" text:anchor-type="char" svg:x="1.453cm" svg:y="0.136cm" svg:width="13.741cm" svg:height="7.442cm" draw:z-index="18"><draw:image xlink:href="Pictures/100000010000078000000410424510E9.png" xlink:type="simple" xlink:show="embed" xlink:actuate="onLoad" draw:mime-type="image/png"/></draw:frame><text:soft-page-break/><text:span text:style-name="T1"><text:s/></text:span></text:p>
      <text:p text:style-name="Standard"><draw:frame draw:style-name="fr1" draw:name="Изображение20" text:anchor-type="char" svg:x="1.49cm" svg:y="0.245cm" svg:width="13.404cm" svg:height="7.26cm" draw:z-index="19"><draw:image xlink:href="Pictures/1000000100000780000004103C38D615.png" xlink:type="simple" xlink:show="embed" xlink:actuate="onLoad" draw:mime-type="image/png"/></draw:frame><text:span text:style-name="T1"/></text:p>
      <text:p text:style-name="Standard"><text:span text:style-name="T1"/></text:p>
      <text:p text:style-name="Standard"><text:span text:style-name="T1"><text:s/>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1" draw:name="Изображение21" text:anchor-type="char" svg:x="1.416cm" svg:y="0.467cm" svg:width="14.169cm" svg:height="7.675cm" draw:z-index="20"><draw:image xlink:href="Pictures/100000010000078000000410B8336929.png" xlink:type="simple" xlink:show="embed" xlink:actuate="onLoad" draw:mime-type="image/png"/></draw:frame><text:span text:style-name="T1"><text:s/></text:span></text:p>
      <text:p text:style-name="Standard"><text:span text:style-name="T1"/></text:p>
      <text:p text:style-name="Standard"><text:span text:style-name="T1"/></text:p>
      <text:p text:style-name="Standard"><text:soft-page-break/><text:span text:style-name="T1"/></text:p>
      <text:p text:style-name="Standard"><draw:frame draw:style-name="fr1" draw:name="Изображение22" text:anchor-type="char" svg:x="0.757cm" svg:y="0.27cm" svg:width="14.829cm" svg:height="8.031cm" draw:z-index="21"><draw:image xlink:href="Pictures/1000000100000780000004108D68ADA7.png" xlink:type="simple" xlink:show="embed" xlink:actuate="onLoad" draw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0T14:02:58.185000000</meta:creation-date>
    <dc:date>2024-07-20T14:10:12.292000000</dc:date>
    <meta:editing-duration>PT7M9S</meta:editing-duration>
    <meta:editing-cycles>17</meta:editing-cycles>
    <meta:generator>LibreOffice/24.2.1.2$Windows_X86_64 LibreOffice_project/db4def46b0453cc22e2d0305797cf981b68ef5ac</meta:generator>
    <meta:document-statistic meta:table-count="0" meta:image-count="22" meta:object-count="0" meta:page-count="8" meta:paragraph-count="16" meta:word-count="0" meta:character-count="59" meta:non-whitespace-character-count="0"/>
  </office:meta>
</office:document-meta>
</file>